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ap_sort" table:style-name="ta1">
        <table:shapes>
          <draw:frame draw:z-index="0" draw:style-name="gr1" draw:text-style-name="P1" svg:width="159.99mm" svg:height="89.99mm" svg:x="77.63mm" svg:y="54.12mm">
            <draw:object draw:notify-on-update-of-ranges="swap_sort.A1:swap_sort.A20 swap_sort.B1:swap_sort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5.63mm" svg:y="163.56mm">
            <draw:object draw:notify-on-update-of-ranges="swap_sort.A37:swap_sort.A56 swap_sort.B37:swap_sort.B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478029251098633" calcext:value-type="float">
            <text:p>0.0000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481605529785156" calcext:value-type="float">
            <text:p>0.00000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598430633544922" calcext:value-type="float">
            <text:p>0.0000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0973939895629883" calcext:value-type="float">
            <text:p>0.00001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00118494033813477" calcext:value-type="float">
            <text:p>0.0000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139117240905762" calcext:value-type="float">
            <text:p>0.00001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00165700912475586" calcext:value-type="float">
            <text:p>0.00001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19681453704834" calcext:value-type="float">
            <text:p>0.00002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00218629837036133" calcext:value-type="float">
            <text:p>0.0000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275015830993652" calcext:value-type="float">
            <text:p>0.00002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00267744064331055" calcext:value-type="float">
            <text:p>0.00002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0292181968688965" calcext:value-type="float">
            <text:p>0.00002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00319600105285645" calcext:value-type="float">
            <text:p>0.00003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0335693359375" calcext:value-type="float">
            <text:p>0.00003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00397801399230957" calcext:value-type="float">
            <text:p>0.00004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0395655632019043" calcext:value-type="float">
            <text:p>0.00004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00443696975708008" calcext:value-type="float">
            <text:p>0.00004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0516057014465332" calcext:value-type="float">
            <text:p>0.00005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00506997108459473" calcext:value-type="float">
            <text:p>0.00005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530362129211426" calcext:value-type="float">
            <text:p>0.000053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/>
          <table:table-cell office:value-type="string" calcext:value-type="string">
            <text:p>Colin revers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06329917907715" calcext:value-type="float">
            <text:p>0.00106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1620512008667" calcext:value-type="float">
            <text:p>0.00216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313189029693604" calcext:value-type="float">
            <text:p>0.0031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419903993606568" calcext:value-type="float">
            <text:p>0.00419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525647401809693" calcext:value-type="float">
            <text:p>0.00525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631263256072998" calcext:value-type="float">
            <text:p>0.00631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733742713928223" calcext:value-type="float">
            <text:p>0.00733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844662189483643" calcext:value-type="float">
            <text:p>0.00844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953506231307983" calcext:value-type="float">
            <text:p>0.0095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05955719947815" calcext:value-type="float">
            <text:p>0.010596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116203784942627" calcext:value-type="float">
            <text:p>0.01162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26986742019653" calcext:value-type="float">
            <text:p>0.01269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1370609998703" calcext:value-type="float">
            <text:p>0.01370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150115728378296" calcext:value-type="float">
            <text:p>0.01501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159171342849731" calcext:value-type="float">
            <text:p>0.01591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69063806533813" calcext:value-type="float">
            <text:p>0.01690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180274844169617" calcext:value-type="float">
            <text:p>0.01802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191093444824219" calcext:value-type="float">
            <text:p>0.01910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201750636100769" calcext:value-type="float">
            <text:p>0.0201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17872977256775" calcext:value-type="float">
            <text:p>0.021787</text:p>
          </table:table-cell>
        </table:table-row>
        <table:table-row table:style-name="ro1" table:number-rows-repeated="104851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4" loext:min-decimal-places="4" number:min-integer-digits="1" number:grouping="true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5-16T18:13:38.839782208</dc:date>
    <meta:editing-duration>PT12M4S</meta:editing-duration>
    <meta:editing-cycles>2</meta:editing-cycles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Builtin reverse</text:p>
        </chart:title>
        <chart:legend chart:legend-position="end" svg:x="13.737cm" svg:y="4.201cm" style:legend-expansion="high" chart:style-name="ch3"/>
        <chart:plot-area chart:style-name="ch4" table:cell-range-address="swap_sort.A1:swap_sort.B20" chart:data-source-has-labels="column" svg:x="0.32cm" svg:y="1.275cm" svg:width="13.097cm" svg:height="7.545cm">
          <chartooo:coordinate-region svg:x="1.973cm" svg:y="1.275cm" svg:width="11.304cm" svg:height="6.03cm"/>
          <chart:axis chart:dimension="x" chart:name="primary-x" chart:style-name="ch5" chartooo:axis-type="auto">
            <chartooo:date-scale/>
            <chart:categories table:cell-range-address="swap_sort.A1:swap_sort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wap_sort.B1:swap_sort.B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wap_sort.A1:swap_sort.A20</svg:desc>
                </draw:g>
              </table:table-cell>
              <table:table-cell office:value-type="float" office:value="0.00000478029251098633">
                <text:p>0.00000478029251098633</text:p>
                <draw:g>
                  <svg:desc>swap_sort.B1:swap_sort.B2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481605529785156">
                <text:p>0.000004816055297851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00598430633544922">
                <text:p>0.0000059843063354492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0973939895629883">
                <text:p>0.0000097393989562988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0118494033813477">
                <text:p>0.000011849403381347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0139117240905762">
                <text:p>0.000013911724090576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00165700912475586">
                <text:p>0.000016570091247558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019681453704834">
                <text:p>0.00001968145370483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00218629837036133">
                <text:p>0.00002186298370361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275015830993652">
                <text:p>0.000027501583099365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000267744064331055">
                <text:p>0.000026774406433105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0292181968688965">
                <text:p>0.000029218196868896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000319600105285645">
                <text:p>0.000031960010528564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0335693359375">
                <text:p>0.000033569335937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00397801399230957">
                <text:p>0.00003978013992309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0395655632019043">
                <text:p>0.000039565563201904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000443696975708008">
                <text:p>0.000044369697570800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0516057014465332">
                <text:p>0.0000516057014465332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000506997108459473">
                <text:p>0.00005069971084594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530362129211426">
                <text:p>0.0000530362129211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Colin reverse</text:p>
        </chart:title>
        <chart:legend chart:legend-position="end" svg:x="13.737cm" svg:y="4.201cm" style:legend-expansion="high" chart:style-name="ch3"/>
        <chart:plot-area chart:style-name="ch4" table:cell-range-address="swap_sort.A37:swap_sort.B56" chart:data-source-has-labels="column" svg:x="0.32cm" svg:y="1.275cm" svg:width="13.097cm" svg:height="7.545cm">
          <chartooo:coordinate-region svg:x="1.973cm" svg:y="1.275cm" svg:width="11.304cm" svg:height="6.03cm"/>
          <chart:axis chart:dimension="x" chart:name="primary-x" chart:style-name="ch5" chartooo:axis-type="auto">
            <chartooo:date-scale/>
            <chart:categories table:cell-range-address="swap_sort.A37:swap_sort.A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wap_sort.B37:swap_sort.B5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wap_sort.A37:swap_sort.A56</svg:desc>
                </draw:g>
              </table:table-cell>
              <table:table-cell office:value-type="float" office:value="0.00106329917907715">
                <text:p>0.00106329917907715</text:p>
                <draw:g>
                  <svg:desc>swap_sort.B37:swap_sort.B5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1620512008667">
                <text:p>0.002162051200866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313189029693604">
                <text:p>0.0031318902969360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419903993606568">
                <text:p>0.0041990399360656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525647401809693">
                <text:p>0.0052564740180969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631263256072998">
                <text:p>0.0063126325607299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733742713928223">
                <text:p>0.0073374271392822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844662189483643">
                <text:p>0.0084466218948364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953506231307983">
                <text:p>0.0095350623130798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05955719947815">
                <text:p>0.010595571994781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116203784942627">
                <text:p>0.011620378494262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26986742019653">
                <text:p>0.012698674201965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1370609998703">
                <text:p>0.0137060999870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50115728378296">
                <text:p>0.015011572837829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159171342849731">
                <text:p>0.015917134284973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69063806533813">
                <text:p>0.016906380653381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180274844169617">
                <text:p>0.018027484416961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191093444824219">
                <text:p>0.019109344482421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201750636100769">
                <text:p>0.020175063610076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17872977256775">
                <text:p>0.0217872977256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